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43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437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43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43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2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draw:opacity-name="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4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3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4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opacity="25%"/>
      <style:paragraph-properties fo:text-align="center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6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1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1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2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22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25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27" style:family="paragraph">
      <style:paragraph-properties fo:text-align="center"/>
      <style:text-properties fo:font-size="10.5pt"/>
    </style:style>
    <style:style style:name="P28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29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3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4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4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4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T1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cccccc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7" style:family="text">
      <style:text-properties fo:color="#cccccc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color="#000000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" draw:text-style-name="P3" xml:id="id5" draw:id="id5" draw:layer="layout" svg:width="3.937cm" svg:height="2.032cm" svg:x="5.81cm" svg:y="6.669cm">
          <text:list text:style-name="L1">
            <text:list-header>
              <text:p text:style-name="P2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" draw:id="id6" draw:layer="layout" svg:width="3.937cm" svg:height="2.032cm" svg:x="19.924cm" svg:y="6.669cm">
          <text:list text:style-name="L1">
            <text:list-header>
              <text:p text:style-name="P4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4" draw:text-style-name="P6" draw:layer="layout" svg:x1="14.782cm" svg:y1="5.953cm" svg:x2="14.785cm" svg:y2="17.572cm">
          <text:p/>
        </draw:line>
        <draw:custom-shape draw:style-name="gr5" draw:text-style-name="P8" draw:layer="layout" svg:width="2.479cm" svg:height="0.642cm" svg:x="14.806cm" svg:y="7.054cm">
          <text:list text:style-name="L1">
            <text:list-header>
              <text:p text:style-name="P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9" xml:id="id2" draw:id="id2" draw:layer="layout" svg:width="3.937cm" svg:height="2.032cm" svg:x="5.81cm" svg:y="10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" draw:id="id1" draw:layer="layout" svg:width="2.201cm" svg:height="1.535cm" svg:x="6.677cm" svg:y="15.004cm">
          <text:list text:style-name="L1">
            <text:list-header>
              <text:p text:style-name="P2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4" draw:id="id4" draw:layer="layout" svg:width="3.937cm" svg:height="2.032cm" svg:x="19.939cm" svg:y="10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2.201cm" svg:height="1.535cm" svg:x="20.777cm" svg:y="15.004cm">
          <text:list text:style-name="L1">
            <text:list-header>
              <text:p text:style-name="P2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draw:type="line" svg:x1="7.777cm" svg:y1="15.004cm" svg:x2="7.778cm" svg:y2="12.938cm" draw:start-shape="id1" draw:start-glue-point="0" draw:end-shape="id2" draw:end-glue-point="2" svg:d="M7777 15004l1-2066" svg:viewBox="0 0 2 2067">
          <text:p/>
        </draw:connector>
        <draw:connector draw:style-name="gr10" draw:text-style-name="P10" draw:layer="layout" draw:type="line" svg:x1="21.877cm" svg:y1="15.004cm" svg:x2="21.907cm" svg:y2="12.938cm" draw:start-shape="id3" draw:start-glue-point="0" draw:end-shape="id4" draw:end-glue-point="2" svg:d="M21877 15004l30-2066" svg:viewBox="0 0 31 2067">
          <text:p/>
        </draw:connector>
        <draw:connector draw:style-name="gr10" draw:text-style-name="P10" draw:layer="layout" svg:x1="9.747cm" svg:y1="7.685cm" svg:x2="19.925cm" svg:y2="7.685cm" draw:start-shape="id5" draw:start-glue-point="1" draw:end-shape="id6" draw:end-glue-point="3" svg:d="M9747 7685h10178" svg:viewBox="0 0 10179 1">
          <text:p/>
        </draw:connector>
        <draw:connector draw:style-name="gr11" draw:text-style-name="P10" draw:layer="layout" draw:type="line" svg:x1="7.778cm" svg:y1="10.906cm" svg:x2="7.778cm" svg:y2="8.701cm" draw:start-shape="id2" draw:start-glue-point="0" draw:end-shape="id5" draw:end-glue-point="2" svg:d="M7778 10906v-2205" svg:viewBox="0 0 1 2206">
          <text:p/>
        </draw:connector>
        <draw:connector draw:style-name="gr12" draw:text-style-name="P11" draw:layer="layout" draw:type="line" svg:x1="21.907cm" svg:y1="10.906cm" svg:x2="21.893cm" svg:y2="8.701cm" draw:start-shape="id4" draw:start-glue-point="0" draw:end-shape="id6" draw:end-glue-point="2" svg:d="M21907 10906l-14-2205" svg:viewBox="0 0 15 2206">
          <text:p/>
        </draw:connector>
        <draw:custom-shape draw:style-name="gr13" draw:text-style-name="P13" draw:layer="layout" svg:width="2.195cm" svg:height="0.642cm" svg:x="14.858cm" svg:y="11.278cm">
          <text:list text:style-name="L1">
            <text:list-header>
              <text:p text:style-name="P1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86cm" svg:height="2.249cm" svg:x="6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2.86cm" svg:height="2.249cm" svg:x="20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3.376cm" svg:height="0.642cm" svg:x="7.788cm" svg:y="9.526cm">
          <text:list text:style-name="L1">
            <text:list-header>
              <text:p text:style-name="P7"><text:span text:style-name="T2">SMTP/POP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16" draw:layer="layout" svg:width="3.376cm" svg:height="0.642cm" svg:x="21.89cm" svg:y="9.538cm">
          <text:list text:style-name="L1">
            <text:list-header>
              <text:p text:style-name="P15"><text:span text:style-name="T2">SMTP/POP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8" draw:layer="layout" svg:width="1.408cm" svg:height="0.642cm" svg:x="7.779cm" svg:y="13.602cm">
          <text:list text:style-name="L1">
            <text:list-header>
              <text:p text:style-name="P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8" draw:layer="layout" svg:width="1.408cm" svg:height="0.642cm" svg:x="21.893cm" svg:y="13.614cm">
          <text:list text:style-name="L1">
            <text:list-header>
              <text:p text:style-name="P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8" draw:layer="layout" svg:width="2.729cm" svg:height="0.642cm" svg:x="6.413cm" svg:y="16.935cm">
          <text:list text:style-name="L1">
            <text:list-header>
              <text:p text:style-name="P7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8" draw:layer="layout" svg:width="2.581cm" svg:height="0.642cm" svg:x="20.69cm" svg:y="16.944cm">
          <text:list text:style-name="L1">
            <text:list-header>
              <text:p text:style-name="P7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8" draw:layer="layout" svg:width="1.573cm" svg:height="0.642cm" svg:x="6.986cm" svg:y="5.869cm">
          <text:list text:style-name="L1">
            <text:list-header>
              <text:p text:style-name="P7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8" draw:layer="layout" svg:width="1.586cm" svg:height="0.642cm" svg:x="21.075cm" svg:y="5.91cm">
          <text:list text:style-name="L1">
            <text:list-header>
              <text:p text:style-name="P7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" draw:text-style-name="P10" draw:layer="layout" svg:x1="9.747cm" svg:y1="11.922cm" svg:x2="19.939cm" svg:y2="11.922cm" draw:start-shape="id2" draw:start-glue-point="1" draw:end-shape="id4" draw:end-glue-point="3" svg:d="M9747 11922h10192" svg:viewBox="0 0 10193 1">
          <text:p/>
        </draw:connector>
      </draw:page>
      <draw:page draw:name="page2" draw:style-name="dp1" draw:master-page-name="Default">
        <draw:custom-shape draw:style-name="gr24" draw:text-style-name="P1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3" xml:id="id15" draw:id="id15" draw:layer="layout" svg:width="2.201cm" svg:height="1.473cm" svg:x="5.677cm" svg:y="6.669cm">
          <text:list text:style-name="L1">
            <text:list-header>
              <text:p text:style-name="P2"><text:span text:style-name="T1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xml:id="id16" draw:id="id16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7"><text:span text:style-name="T4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xml:id="id17" draw:id="id17" draw:layer="layout" svg:width="2.201cm" svg:height="1.473cm" svg:x="21.733cm" svg:y="6.669cm">
          <text:list text:style-name="L1">
            <text:list-header>
              <text:p text:style-name="P4"><text:span text:style-name="T1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4" draw:text-style-name="P6" draw:layer="layout" svg:x1="14.781cm" svg:y1="3.333cm" svg:x2="14.785cm" svg:y2="17.572cm">
          <text:p/>
        </draw:line>
        <draw:custom-shape draw:style-name="gr28" draw:text-style-name="P8" draw:layer="layout" svg:width="2.479cm" svg:height="0.642cm" svg:x="14.806cm" svg:y="5.354cm">
          <text:list text:style-name="L1">
            <text:list-header>
              <text:p text:style-name="P7"><text:span text:style-name="T2">SMTP </text:span><text:span text:style-name="T2">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xml:id="id7" draw:id="id7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"><text:span text:style-name="T1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2.201cm" svg:height="1.473cm" svg:x="5.677cm" svg:y="3.872cm">
          <text:list text:style-name="L1">
            <text:list-header>
              <text:p text:style-name="P4"><text:span text:style-name="T1">UMA</text:span></text:p>
            </text:list-header>
            <text:list-item>
              <text:p text:style-name="P4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2.2cm" svg:height="1.473cm" svg:x="21.779cm" svg:y="3.872cm">
          <text:list text:style-name="L1">
            <text:list-header>
              <text:p text:style-name="P4"><text:span text:style-name="T1">UMA</text:span></text:p>
            </text:list-header>
            <text:list-item>
              <text:p text:style-name="P4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10" draw:id="id10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"><text:span text:style-name="T1">UMA</text:span></text:p>
            </text:list-header>
            <text:list-item>
              <text:p text:style-name="P2"><text:span text:style-name="T5">Resource </text:span><text:span text:style-name="T5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xml:id="id13" draw:id="id13" draw:layer="layout" svg:width="2.201cm" svg:height="1.535cm" svg:x="5.677cm" svg:y="15.004cm">
          <text:list text:style-name="L1">
            <text:list-header>
              <text:p text:style-name="P2"><text:span text:style-name="T3">Webm</text:span><text:span text:style-name="T3">ail</text:span></text:p>
            </text:list-header>
            <text:list-item>
              <text:p text:style-name="P2"><text:span text:style-name="T5">Rs Owner </text:span><text:span text:style-name="T5">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xml:id="id18" draw:id="id18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6">UMA/</text:span><text:span text:style-name="T6">MFA</text:span></text:p>
            </text:list-header>
            <text:list-item>
              <text:p text:style-name="P20"><text:span text:style-name="T7">Rq Party </text:span><text:span text:style-name="T7">Client</text:span></text:p>
            </text:list-item>
            <text:list-item>
              <text:p text:style-name="P20"><text:span text:style-name="T7">Mail Fetch </text:span><text:span text:style-name="T7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0" draw:layer="layout" draw:type="line" svg:x1="18.872cm" svg:y1="10.047cm" svg:x2="18.877cm" svg:y2="11.204cm" draw:start-shape="id7" draw:start-glue-point="2" draw:end-shape="id8" draw:end-glue-point="0" svg:d="M18872 10047l5 1157" svg:viewBox="0 0 6 1158">
          <text:p/>
        </draw:connector>
        <draw:custom-shape draw:style-name="gr36" draw:text-style-name="P9" xml:id="id12" draw:id="id12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"><text:span text:style-name="T1">UMA</text:span></text:p>
            </text:list-header>
            <text:list-item>
              <text:p text:style-name="P2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xml:id="id8" draw:id="id8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"><text:span text:style-name="T8">UMA/</text:span><text:span text:style-name="T8">MFA</text:span></text:p>
            </text:list-header>
            <text:list-item>
              <text:p text:style-name="P4"><text:span text:style-name="T5">Rq Party Client</text:span></text:p>
            </text:list-item>
            <text:list-item>
              <text:p text:style-name="P4"><text:span text:style-name="T5">Mail Fetch </text:span><text:span text:style-name="T5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xml:id="id14" draw:id="id14" draw:layer="layout" svg:width="2.201cm" svg:height="1.535cm" svg:x="21.777cm" svg:y="15.004cm">
          <text:list text:style-name="L1">
            <text:list-header>
              <text:p text:style-name="P2"><text:span text:style-name="T3">W</text:span><text:span text:style-name="T3">e</text:span><text:span text:style-name="T3">b</text:span><text:span text:style-name="T3">m</text:span><text:span text:style-name="T3">ai</text:span><text:span text:style-name="T3">l</text:span></text:p>
            </text:list-header>
            <text:list-item>
              <text:p text:style-name="P2"><text:span text:style-name="T5">Rs </text:span><text:span text:style-name="T5">Ow</text:span><text:span text:style-name="T5">ner </text:span><text:span text:style-name="T5">Clie</text:span><text:span text:style-name="T5">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" draw:id="id11" draw:layer="layout" svg:width="1.932cm" svg:height="1.889cm" svg:x="25.675cm" svg:y="11.03cm">
          <text:list text:style-name="L1">
            <text:list-header>
              <text:p text:style-name="P4"><text:span text:style-name="T3">Data</text:span></text:p>
              <text:p text:style-name="P4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0" draw:text-style-name="P23" xml:id="id9" draw:id="id9" draw:layer="layout" svg:width="1.923cm" svg:height="1.872cm" svg:x="2.01cm" svg:y="11.03cm">
          <text:list text:style-name="L1">
            <text:list-header>
              <text:p text:style-name="P4"><text:span text:style-name="T3">Data</text:span></text:p>
              <text:p text:style-name="P4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10" draw:layer="layout" draw:type="line" svg:x1="3.933cm" svg:y1="11.966cm" svg:x2="5.677cm" svg:y2="11.971cm" draw:start-shape="id9" draw:start-glue-point="8" draw:end-shape="id10" draw:end-glue-point="3" svg:d="M3933 11966l1744 5" svg:viewBox="0 0 1745 6">
          <text:p/>
        </draw:connector>
        <draw:connector draw:style-name="gr10" draw:text-style-name="P10" draw:layer="layout" draw:type="line" svg:x1="25.675cm" svg:y1="11.974cm" svg:x2="23.978cm" svg:y2="11.971cm" draw:start-shape="id11" draw:start-glue-point="8" draw:end-shape="id12" draw:end-glue-point="1" svg:d="M25675 11974l-1697-3" svg:viewBox="0 0 1698 4">
          <text:p/>
        </draw:connector>
        <draw:connector draw:style-name="gr41" draw:text-style-name="P10" draw:layer="layout" draw:type="line" svg:x1="6.777cm" svg:y1="15.004cm" svg:x2="6.777cm" svg:y2="12.739cm" draw:start-shape="id13" draw:start-glue-point="0" draw:end-shape="id10" draw:end-glue-point="2" svg:d="M6777 15004v-2265" svg:viewBox="0 0 1 2266">
          <text:p/>
        </draw:connector>
        <draw:connector draw:style-name="gr42" draw:text-style-name="P10" draw:layer="layout" draw:type="line" svg:x1="22.877cm" svg:y1="15.004cm" svg:x2="22.877cm" svg:y2="12.739cm" draw:start-shape="id14" draw:start-glue-point="0" draw:end-shape="id12" draw:end-glue-point="2" svg:d="M22877 15004v-2265" svg:viewBox="0 0 1 2266">
          <text:p/>
        </draw:connector>
        <draw:connector draw:style-name="gr43" draw:text-style-name="P11" draw:layer="layout" svg:x1="7.878cm" svg:y1="7.405cm" svg:x2="10.777cm" svg:y2="8.57cm" draw:start-shape="id15" draw:start-glue-point="1" draw:end-shape="id16" draw:end-glue-point="0" svg:d="M7878 7405h2899v1165" svg:viewBox="0 0 2900 1166">
          <text:p/>
        </draw:connector>
        <draw:connector draw:style-name="gr35" draw:text-style-name="P10" draw:layer="layout" svg:x1="21.734cm" svg:y1="7.405cm" svg:x2="18.872cm" svg:y2="8.574cm" draw:start-shape="id17" draw:start-glue-point="3" draw:end-shape="id7" draw:end-glue-point="0" svg:d="M21734 7405h-2862v1169" svg:viewBox="0 0 2863 1170">
          <text:p/>
        </draw:connector>
        <draw:connector draw:style-name="gr41" draw:text-style-name="P10" draw:layer="layout" svg:x1="6.777cm" svg:y1="6.669cm" svg:x2="22.834cm" svg:y2="6.669cm" draw:start-shape="id15" draw:start-glue-point="0" draw:end-shape="id17" draw:end-glue-point="0" svg:d="M6777 6669v-514h16057v514" svg:viewBox="0 0 16058 515">
          <text:p/>
        </draw:connector>
        <draw:connector draw:style-name="gr35" draw:text-style-name="P10" draw:layer="layout" draw:type="line" svg:x1="6.777cm" svg:y1="11.204cm" svg:x2="6.777cm" svg:y2="8.142cm" draw:start-shape="id10" draw:start-glue-point="0" draw:end-shape="id15" draw:end-glue-point="2" svg:d="M6777 11204v-3062" svg:viewBox="0 0 1 3063">
          <text:p/>
        </draw:connector>
        <draw:connector draw:style-name="gr43" draw:text-style-name="P11" draw:layer="layout" svg:x1="10.777cm" svg:y1="10.043cm" svg:x2="10.777cm" svg:y2="11.204cm" draw:start-shape="id16" draw:start-glue-point="2" draw:end-shape="id18" draw:end-glue-point="0" svg:d="M10777 10043v1161" svg:viewBox="0 0 1 1162">
          <text:p/>
        </draw:connector>
        <draw:connector draw:style-name="gr44" draw:text-style-name="P10" draw:layer="layout" draw:type="line" svg:x1="9.677cm" svg:y1="11.971cm" svg:x2="7.878cm" svg:y2="11.971cm" draw:start-shape="id18" draw:start-glue-point="3" draw:end-shape="id10" draw:end-glue-point="1" svg:d="M9677 11971h-1799" svg:viewBox="0 0 1800 1">
          <text:p/>
        </draw:connector>
        <draw:connector draw:style-name="gr43" draw:text-style-name="P11" draw:layer="layout" draw:type="line" svg:x1="22.877cm" svg:y1="11.204cm" svg:x2="22.834cm" svg:y2="8.142cm" draw:start-shape="id12" draw:start-glue-point="0" draw:end-shape="id17" draw:end-glue-point="2" svg:d="M22877 11204l-43-3062" svg:viewBox="0 0 44 3063">
          <text:p/>
        </draw:connector>
        <draw:connector draw:style-name="gr35" draw:text-style-name="P10" draw:layer="layout" draw:type="line" svg:x1="19.978cm" svg:y1="11.971cm" svg:x2="21.777cm" svg:y2="11.971cm" draw:start-shape="id8" draw:start-glue-point="1" draw:end-shape="id12" draw:end-glue-point="3" svg:d="M19978 11971h1799" svg:viewBox="0 0 1800 1">
          <text:p/>
        </draw:connector>
        <draw:connector draw:style-name="gr45" draw:text-style-name="P10" draw:layer="layout" draw:type="lines" draw:line-skew="0.824cm 0.824cm" svg:x1="22.343cm" svg:y1="12.739cm" svg:x2="10.777cm" svg:y2="12.739cm" draw:start-shape="id12" draw:start-glue-point="5" draw:end-shape="id18" draw:end-glue-point="2" svg:d="M22343 12739v1336h-11566v-1336" svg:viewBox="0 0 11567 1337">
          <text:p/>
        </draw:connector>
        <draw:custom-shape draw:style-name="gr46" draw:text-style-name="P13" draw:layer="layout" svg:width="2.195cm" svg:height="0.642cm" svg:x="14.858cm" svg:y="12.478cm">
          <text:list text:style-name="L1">
            <text:list-header>
              <text:p text:style-name="P1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draw:layer="layout" svg:width="1.497cm" svg:height="0.642cm" svg:x="6.825cm" svg:y="9.426cm">
          <text:list text:style-name="L1">
            <text:list-header>
              <text:p text:style-name="P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25" draw:layer="layout" svg:width="1.497cm" svg:height="0.642cm" svg:x="22.929cm" svg:y="9.438cm">
          <text:list text:style-name="L1">
            <text:list-header>
              <text:p text:style-name="P24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25" draw:layer="layout" svg:width="2.487cm" svg:height="0.642cm" svg:x="10.791cm" svg:y="10.196cm">
          <text:list text:style-name="L1">
            <text:list-header>
              <text:p text:style-name="P24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8" draw:layer="layout" svg:width="2.487cm" svg:height="0.642cm" svg:x="18.894cm" svg:y="10.208cm">
          <text:list text:style-name="L1">
            <text:list-header>
              <text:p text:style-name="P7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25" draw:layer="layout" svg:width="1.408cm" svg:height="0.642cm" svg:x="8.065cm" svg:y="11.29cm">
          <text:list text:style-name="L1">
            <text:list-header>
              <text:p text:style-name="P24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8" draw:layer="layout" svg:width="1.408cm" svg:height="0.642cm" svg:x="20.179cm" svg:y="11.302cm">
          <text:list text:style-name="L1">
            <text:list-header>
              <text:p text:style-name="P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8" draw:layer="layout" svg:width="1.497cm" svg:height="0.642cm" svg:x="19.533cm" svg:y="6.75cm">
          <text:list text:style-name="L1">
            <text:list-header>
              <text:p text:style-name="P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8" draw:layer="layout" svg:width="1.408cm" svg:height="0.642cm" svg:x="6.779cm" svg:y="13.602cm">
          <text:list text:style-name="L1">
            <text:list-header>
              <text:p text:style-name="P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8" draw:layer="layout" svg:width="1.408cm" svg:height="0.642cm" svg:x="22.893cm" svg:y="13.614cm">
          <text:list text:style-name="L1">
            <text:list-header>
              <text:p text:style-name="P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8" draw:layer="layout" svg:width="2.729cm" svg:height="0.642cm" svg:x="5.413cm" svg:y="16.935cm">
          <text:list text:style-name="L1">
            <text:list-header>
              <text:p text:style-name="P7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8" draw:layer="layout" svg:width="2.581cm" svg:height="0.642cm" svg:x="21.69cm" svg:y="16.944cm">
          <text:list text:style-name="L1">
            <text:list-header>
              <text:p text:style-name="P7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8" draw:layer="layout" svg:width="1.573cm" svg:height="0.642cm" svg:x="5.986cm" svg:y="3.169cm">
          <text:list text:style-name="L1">
            <text:list-header>
              <text:p text:style-name="P7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8" draw:layer="layout" svg:width="1.586cm" svg:height="0.642cm" svg:x="22.075cm" svg:y="3.21cm">
          <text:list text:style-name="L1">
            <text:list-header>
              <text:p text:style-name="P7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10" draw:layer="layout" svg:x1="7.329cm" svg:y1="12.733cm" svg:x2="18.877cm" svg:y2="12.739cm" draw:start-shape="id10" draw:start-glue-point="5" draw:end-shape="id8" draw:end-glue-point="2" svg:d="M7329 12733v518h11548v-512" svg:viewBox="0 0 11549 519">
          <text:p/>
        </draw:connector>
        <draw:custom-shape draw:style-name="gr61" draw:text-style-name="P26" draw:layer="layout" svg:width="2.195cm" svg:height="0.642cm" svg:x="14.86cm" svg:y="13.487cm">
          <text:list text:style-name="L1">
            <text:list-header>
              <text:p text:style-name="P24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26" draw:layer="layout" svg:width="1.497cm" svg:height="0.642cm" svg:x="8.637cm" svg:y="6.762cm">
          <text:list text:style-name="L1">
            <text:list-header>
              <text:p text:style-name="P24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3" draw:text-style-name="P28" draw:layer="layout" svg:x1="12.207cm" svg:y1="7.336cm" svg:x2="17.551cm" svg:y2="7.336cm">
          <text:p text:style-name="P27"><text:span text:style-name="T11">Mail Trust</text:span></text:p>
        </draw:line>
        <draw:g>
          <draw:polygon draw:style-name="gr64" draw:text-style-name="P29" draw:layer="layout" svg:width="5.343cm" svg:height="1.147cm" svg:x="12.167cm" svg:y="10.362cm" svg:viewBox="0 0 5344 1148" draw:points="5344,257 5344,574 5344,892 1722,892 1722,1148 0,574 1722,0 1722,257">
            <text:p/>
          </draw:polygon>
        </draw:g>
        <draw:custom-shape draw:style-name="gr65" draw:text-style-name="P31" draw:layer="layout" svg:width="3.398cm" svg:height="0.705cm" svg:x="13.222cm" svg:y="10.589cm">
          <text:list text:style-name="L1">
            <text:list-header>
              <text:p text:style-name="P30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28" draw:layer="layout" svg:x1="12.217cm" svg:y1="14.936cm" svg:x2="17.561cm" svg:y2="14.936cm">
          <text:p text:style-name="P27"><text:span text:style-name="T11">UMA Trust</text:span></text:p>
        </draw:line>
      </draw:page>
      <draw:page draw:name="page3" draw:style-name="dp1" draw:master-page-name="Default">
        <draw:custom-shape draw:style-name="gr67" draw:text-style-name="P1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3" xml:id="id27" draw:id="id27" draw:layer="layout" svg:width="2.201cm" svg:height="1.473cm" svg:x="5.677cm" svg:y="6.669cm">
          <text:list text:style-name="L1">
            <text:list-header>
              <text:p text:style-name="P32"><text:span text:style-name="T1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5" xml:id="id28" draw:id="id28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4"><text:span text:style-name="T4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7" xml:id="id29" draw:id="id29" draw:layer="layout" svg:width="2.201cm" svg:height="1.473cm" svg:x="21.733cm" svg:y="6.669cm">
          <text:list text:style-name="L1">
            <text:list-header>
              <text:p text:style-name="P36"><text:span text:style-name="T1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4" draw:text-style-name="P6" draw:layer="layout" svg:x1="14.781cm" svg:y1="3.333cm" svg:x2="14.785cm" svg:y2="17.572cm">
          <text:p/>
        </draw:line>
        <draw:custom-shape draw:style-name="gr71" draw:text-style-name="P39" draw:layer="layout" svg:width="2.479cm" svg:height="0.642cm" svg:x="14.806cm" svg:y="5.354cm">
          <text:list text:style-name="L1">
            <text:list-header>
              <text:p text:style-name="P38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37" xml:id="id19" draw:id="id19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6"><text:span text:style-name="T1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0" draw:layer="layout" svg:width="2.201cm" svg:height="1.473cm" svg:x="5.677cm" svg:y="3.872cm">
          <text:list text:style-name="L1">
            <text:list-header>
              <text:p text:style-name="P36"><text:span text:style-name="T1">UMA</text:span></text:p>
            </text:list-header>
            <text:list-item>
              <text:p text:style-name="P36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0" draw:layer="layout" svg:width="2.2cm" svg:height="1.473cm" svg:x="21.779cm" svg:y="3.872cm">
          <text:list text:style-name="L1">
            <text:list-header>
              <text:p text:style-name="P36"><text:span text:style-name="T1">UMA</text:span></text:p>
            </text:list-header>
            <text:list-item>
              <text:p text:style-name="P36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1" xml:id="id22" draw:id="id22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1">UMA</text:span></text:p>
            </text:list-header>
            <text:list-item>
              <text:p text:style-name="P32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xml:id="id25" draw:id="id25" draw:layer="layout" svg:width="2.201cm" svg:height="1.535cm" svg:x="5.677cm" svg:y="15.004cm">
          <text:list text:style-name="L1">
            <text:list-header>
              <text:p text:style-name="P32"><text:span text:style-name="T3">Webmail</text:span></text:p>
            </text:list-header>
            <text:list-item>
              <text:p text:style-name="P32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3" xml:id="id30" draw:id="id30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2"><text:span text:style-name="T6">UMA/MFA</text:span></text:p>
            </text:list-header>
            <text:list-item>
              <text:p text:style-name="P42"><text:span text:style-name="T7">Rq Party Client</text:span></text:p>
            </text:list-item>
            <text:list-item>
              <text:p text:style-name="P42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0" draw:layer="layout" draw:type="line" svg:x1="18.872cm" svg:y1="10.047cm" svg:x2="18.877cm" svg:y2="11.204cm" draw:start-shape="id19" draw:start-glue-point="2" draw:end-shape="id20" draw:end-glue-point="0" svg:d="M18872 10047l5 1157" svg:viewBox="0 0 6 1158">
          <text:p/>
        </draw:connector>
        <draw:custom-shape draw:style-name="gr78" draw:text-style-name="P41" xml:id="id24" draw:id="id24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2"><text:span text:style-name="T1">UMA</text:span></text:p>
            </text:list-header>
            <text:list-item>
              <text:p text:style-name="P32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4" xml:id="id20" draw:id="id20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6"><text:span text:style-name="T8">UMA/MFA</text:span></text:p>
            </text:list-header>
            <text:list-item>
              <text:p text:style-name="P36"><text:span text:style-name="T5">Rq Party Client</text:span></text:p>
            </text:list-item>
            <text:list-item>
              <text:p text:style-name="P36"><text:span text:style-name="T5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3" xml:id="id26" draw:id="id26" draw:layer="layout" svg:width="2.201cm" svg:height="1.535cm" svg:x="21.777cm" svg:y="15.004cm">
          <text:list text:style-name="L1">
            <text:list-header>
              <text:p text:style-name="P32"><text:span text:style-name="T3">Webmail</text:span></text:p>
            </text:list-header>
            <text:list-item>
              <text:p text:style-name="P32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5" xml:id="id23" draw:id="id23" draw:layer="layout" svg:width="1.932cm" svg:height="1.889cm" svg:x="25.675cm" svg:y="11.03cm">
          <text:list text:style-name="L1">
            <text:list-header>
              <text:p text:style-name="P36"><text:span text:style-name="T3">Data</text:span></text:p>
              <text:p text:style-name="P36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2" draw:text-style-name="P45" xml:id="id21" draw:id="id21" draw:layer="layout" svg:width="1.923cm" svg:height="1.872cm" svg:x="2.01cm" svg:y="11.03cm">
          <text:list text:style-name="L1">
            <text:list-header>
              <text:p text:style-name="P36"><text:span text:style-name="T3">Data</text:span></text:p>
              <text:p text:style-name="P36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10" draw:layer="layout" draw:type="line" svg:x1="3.933cm" svg:y1="11.966cm" svg:x2="5.677cm" svg:y2="11.971cm" draw:start-shape="id21" draw:start-glue-point="8" draw:end-shape="id22" draw:end-glue-point="3" svg:d="M3933 11966l1744 5" svg:viewBox="0 0 1745 6">
          <text:p/>
        </draw:connector>
        <draw:connector draw:style-name="gr10" draw:text-style-name="P10" draw:layer="layout" draw:type="line" svg:x1="25.675cm" svg:y1="11.974cm" svg:x2="23.978cm" svg:y2="11.971cm" draw:start-shape="id23" draw:start-glue-point="8" draw:end-shape="id24" draw:end-glue-point="1" svg:d="M25675 11974l-1697-3" svg:viewBox="0 0 1698 4">
          <text:p/>
        </draw:connector>
        <draw:connector draw:style-name="gr41" draw:text-style-name="P10" draw:layer="layout" draw:type="line" svg:x1="6.777cm" svg:y1="15.004cm" svg:x2="6.777cm" svg:y2="12.739cm" draw:start-shape="id25" draw:start-glue-point="0" draw:end-shape="id22" draw:end-glue-point="2" svg:d="M6777 15004v-2265" svg:viewBox="0 0 1 2266">
          <text:p/>
        </draw:connector>
        <draw:connector draw:style-name="gr42" draw:text-style-name="P10" draw:layer="layout" draw:type="line" svg:x1="22.877cm" svg:y1="15.004cm" svg:x2="22.877cm" svg:y2="12.739cm" draw:start-shape="id26" draw:start-glue-point="0" draw:end-shape="id24" draw:end-glue-point="2" svg:d="M22877 15004v-2265" svg:viewBox="0 0 1 2266">
          <text:p/>
        </draw:connector>
        <draw:connector draw:style-name="gr43" draw:text-style-name="P11" draw:layer="layout" svg:x1="7.878cm" svg:y1="7.405cm" svg:x2="10.777cm" svg:y2="8.57cm" draw:start-shape="id27" draw:start-glue-point="1" draw:end-shape="id28" draw:end-glue-point="0" svg:d="M7878 7405h2899v1165" svg:viewBox="0 0 2900 1166">
          <text:p/>
        </draw:connector>
        <draw:connector draw:style-name="gr35" draw:text-style-name="P10" draw:layer="layout" svg:x1="21.734cm" svg:y1="7.405cm" svg:x2="18.872cm" svg:y2="8.574cm" draw:start-shape="id29" draw:start-glue-point="3" draw:end-shape="id19" draw:end-glue-point="0" svg:d="M21734 7405h-2862v1169" svg:viewBox="0 0 2863 1170">
          <text:p/>
        </draw:connector>
        <draw:connector draw:style-name="gr41" draw:text-style-name="P10" draw:layer="layout" svg:x1="6.777cm" svg:y1="6.669cm" svg:x2="22.834cm" svg:y2="6.669cm" draw:start-shape="id27" draw:start-glue-point="0" draw:end-shape="id29" draw:end-glue-point="0" svg:d="M6777 6669v-514h16057v514" svg:viewBox="0 0 16058 515">
          <text:p/>
        </draw:connector>
        <draw:connector draw:style-name="gr35" draw:text-style-name="P10" draw:layer="layout" draw:type="line" svg:x1="6.777cm" svg:y1="11.204cm" svg:x2="6.777cm" svg:y2="8.142cm" draw:start-shape="id22" draw:start-glue-point="0" draw:end-shape="id27" draw:end-glue-point="2" svg:d="M6777 11204v-3062" svg:viewBox="0 0 1 3063">
          <text:p/>
        </draw:connector>
        <draw:connector draw:style-name="gr43" draw:text-style-name="P11" draw:layer="layout" svg:x1="10.777cm" svg:y1="10.043cm" svg:x2="10.777cm" svg:y2="11.204cm" draw:start-shape="id28" draw:start-glue-point="2" draw:end-shape="id30" draw:end-glue-point="0" svg:d="M10777 10043v1161" svg:viewBox="0 0 1 1162">
          <text:p/>
        </draw:connector>
        <draw:connector draw:style-name="gr44" draw:text-style-name="P10" draw:layer="layout" draw:type="line" svg:x1="9.677cm" svg:y1="11.971cm" svg:x2="7.878cm" svg:y2="11.971cm" draw:start-shape="id30" draw:start-glue-point="3" draw:end-shape="id22" draw:end-glue-point="1" svg:d="M9677 11971h-1799" svg:viewBox="0 0 1800 1">
          <text:p/>
        </draw:connector>
        <draw:connector draw:style-name="gr43" draw:text-style-name="P11" draw:layer="layout" draw:type="line" svg:x1="22.877cm" svg:y1="11.204cm" svg:x2="22.834cm" svg:y2="8.142cm" draw:start-shape="id24" draw:start-glue-point="0" draw:end-shape="id29" draw:end-glue-point="2" svg:d="M22877 11204l-43-3062" svg:viewBox="0 0 44 3063">
          <text:p/>
        </draw:connector>
        <draw:connector draw:style-name="gr35" draw:text-style-name="P10" draw:layer="layout" draw:type="line" svg:x1="19.978cm" svg:y1="11.971cm" svg:x2="21.777cm" svg:y2="11.971cm" draw:start-shape="id20" draw:start-glue-point="1" draw:end-shape="id24" draw:end-glue-point="3" svg:d="M19978 11971h1799" svg:viewBox="0 0 1800 1">
          <text:p/>
        </draw:connector>
        <draw:connector draw:style-name="gr45" draw:text-style-name="P10" draw:layer="layout" draw:type="lines" draw:line-skew="0.824cm 0.824cm" svg:x1="22.343cm" svg:y1="12.739cm" svg:x2="10.777cm" svg:y2="12.739cm" draw:start-shape="id24" draw:start-glue-point="5" draw:end-shape="id30" draw:end-glue-point="2" svg:d="M22343 12739v1336h-11566v-1336" svg:viewBox="0 0 11567 1337">
          <text:p/>
        </draw:connector>
        <draw:custom-shape draw:style-name="gr83" draw:text-style-name="P47" draw:layer="layout" svg:width="2.195cm" svg:height="0.642cm" svg:x="14.858cm" svg:y="12.478cm">
          <text:list text:style-name="L1">
            <text:list-header>
              <text:p text:style-name="P46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9" draw:layer="layout" svg:width="1.497cm" svg:height="0.642cm" svg:x="6.825cm" svg:y="9.426cm">
          <text:list text:style-name="L1">
            <text:list-header>
              <text:p text:style-name="P38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49" draw:layer="layout" svg:width="1.497cm" svg:height="0.642cm" svg:x="22.929cm" svg:y="9.438cm">
          <text:list text:style-name="L1">
            <text:list-header>
              <text:p text:style-name="P48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49" draw:layer="layout" svg:width="2.487cm" svg:height="0.642cm" svg:x="10.791cm" svg:y="10.196cm">
          <text:list text:style-name="L1">
            <text:list-header>
              <text:p text:style-name="P48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9" draw:layer="layout" svg:width="2.487cm" svg:height="0.642cm" svg:x="18.894cm" svg:y="10.208cm">
          <text:list text:style-name="L1">
            <text:list-header>
              <text:p text:style-name="P38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49" draw:layer="layout" svg:width="1.408cm" svg:height="0.642cm" svg:x="8.065cm" svg:y="11.29cm">
          <text:list text:style-name="L1">
            <text:list-header>
              <text:p text:style-name="P48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39" draw:layer="layout" svg:width="1.408cm" svg:height="0.642cm" svg:x="20.179cm" svg:y="11.302cm">
          <text:list text:style-name="L1">
            <text:list-header>
              <text:p text:style-name="P38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39" draw:layer="layout" svg:width="1.497cm" svg:height="0.642cm" svg:x="19.533cm" svg:y="6.75cm">
          <text:list text:style-name="L1">
            <text:list-header>
              <text:p text:style-name="P38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39" draw:layer="layout" svg:width="1.408cm" svg:height="0.642cm" svg:x="6.779cm" svg:y="13.602cm">
          <text:list text:style-name="L1">
            <text:list-header>
              <text:p text:style-name="P38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9" draw:layer="layout" svg:width="1.408cm" svg:height="0.642cm" svg:x="22.893cm" svg:y="13.614cm">
          <text:list text:style-name="L1">
            <text:list-header>
              <text:p text:style-name="P38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39" draw:layer="layout" svg:width="2.729cm" svg:height="0.642cm" svg:x="5.413cm" svg:y="16.935cm">
          <text:list text:style-name="L1">
            <text:list-header>
              <text:p text:style-name="P38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39" draw:layer="layout" svg:width="2.581cm" svg:height="0.642cm" svg:x="21.69cm" svg:y="16.944cm">
          <text:list text:style-name="L1">
            <text:list-header>
              <text:p text:style-name="P38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39" draw:layer="layout" svg:width="1.573cm" svg:height="0.642cm" svg:x="5.986cm" svg:y="3.169cm">
          <text:list text:style-name="L1">
            <text:list-header>
              <text:p text:style-name="P38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39" draw:layer="layout" svg:width="1.586cm" svg:height="0.642cm" svg:x="22.075cm" svg:y="3.21cm">
          <text:list text:style-name="L1">
            <text:list-header>
              <text:p text:style-name="P38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10" draw:layer="layout" svg:x1="7.329cm" svg:y1="12.733cm" svg:x2="18.877cm" svg:y2="12.739cm" draw:start-shape="id22" draw:start-glue-point="5" draw:end-shape="id20" draw:end-glue-point="2" svg:d="M7329 12733v518h11548v-512" svg:viewBox="0 0 11549 519">
          <text:p/>
        </draw:connector>
        <draw:custom-shape draw:style-name="gr97" draw:text-style-name="P50" draw:layer="layout" svg:width="2.195cm" svg:height="0.642cm" svg:x="14.86cm" svg:y="13.487cm">
          <text:list text:style-name="L1">
            <text:list-header>
              <text:p text:style-name="P48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50" draw:layer="layout" svg:width="1.497cm" svg:height="0.642cm" svg:x="8.637cm" svg:y="6.762cm">
          <text:list text:style-name="L1">
            <text:list-header>
              <text:p text:style-name="P48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6" draw:display-name="Gradient 16" draw:style="rectangular" draw:cx="50%" draw:cy="50%" draw:start-color="#f7d1d5" draw:end-color="#b4c7dc" draw:start-intensity="100%" draw:end-intensity="100%" draw:angle="900" draw:border="0%"/>
    <draw:gradient draw:name="Gradient_20_17" draw:display-name="Gradient 17" draw:style="rectangular" draw:cx="50%" draw:cy="50%" draw:start-color="#f7d1d5" draw:end-color="#b4c7dc" draw:start-intensity="100%" draw:end-intensity="100%" draw:angle="0" draw:border="0%"/>
    <draw:gradient draw:name="Gradient_20_18" draw:display-name="Gradient 18" draw:style="rectangular" draw:cx="50%" draw:cy="50%" draw:start-color="#f7d1d5" draw:end-color="#b4c7dc" draw:start-intensity="100%" draw:end-intensity="100%" draw:angle="90" draw:border="0%"/>
    <draw:gradient draw:name="Gradient_20_19" draw:display-name="Gradient 19" draw:style="rectangular" draw:cx="50%" draw:cy="50%" draw:start-color="#f7d1d5" draw:end-color="#b4c7dc" draw:start-intensity="100%" draw:end-intensity="100%" draw:angle="1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20" draw:display-name="Gradient 20" draw:style="rectangular" draw:cx="50%" draw:cy="50%" draw:start-color="#f7d1d5" draw:end-color="#b4c7dc" draw:start-intensity="100%" draw:end-intensity="100%" draw:angle="180" draw:border="0%"/>
    <draw:gradient draw:name="Gradient_20_21" draw:display-name="Gradient 21" draw:style="rectangular" draw:cx="50%" draw:cy="50%" draw:start-color="#f7d1d5" draw:end-color="#b4c7dc" draw:start-intensity="100%" draw:end-intensity="100%" draw:angle="1800" draw:border="0%"/>
    <draw:gradient draw:name="Gradient_20_22" draw:display-name="Gradient 22" draw:style="rectangular" draw:cx="50%" draw:cy="50%" draw:start-color="#f7d1d5" draw:end-color="#b4c7dc" draw:start-intensity="100%" draw:end-intensity="100%" draw:angle="1790" draw:border="0%"/>
    <draw:gradient draw:name="Gradient_20_23" draw:display-name="Gradient 23" draw:style="rectangular" draw:cx="50%" draw:cy="50%" draw:start-color="#f7d1d5" draw:end-color="#b4c7dc" draw:start-intensity="100%" draw:end-intensity="100%" draw:angle="1780" draw:border="0%"/>
    <draw:gradient draw:name="Gradient_20_24" draw:display-name="Gradient 24" draw:style="rectangular" draw:cx="50%" draw:cy="50%" draw:start-color="#f7d1d5" draw:end-color="#b4c7dc" draw:start-intensity="100%" draw:end-intensity="100%" draw:angle="1770" draw:border="0%"/>
    <draw:gradient draw:name="Gradient_20_25" draw:display-name="Gradient 25" draw:style="rectangular" draw:cx="50%" draw:cy="50%" draw:start-color="#f7d1d5" draw:end-color="#b4c7dc" draw:start-intensity="100%" draw:end-intensity="100%" draw:angle="1760" draw:border="0%"/>
    <draw:gradient draw:name="Gradient_20_26" draw:display-name="Gradient 26" draw:style="rectangular" draw:cx="50%" draw:cy="50%" draw:start-color="#f7d1d5" draw:end-color="#b4c7dc" draw:start-intensity="100%" draw:end-intensity="100%" draw:angle="1750" draw:border="0%"/>
    <draw:gradient draw:name="Gradient_20_27" draw:display-name="Gradient 27" draw:style="rectangular" draw:cx="50%" draw:cy="50%" draw:start-color="#f7d1d5" draw:end-color="#b4c7dc" draw:start-intensity="100%" draw:end-intensity="100%" draw:angle="1740" draw:border="0%"/>
    <draw:gradient draw:name="Gradient_20_28" draw:display-name="Gradient 28" draw:style="rectangular" draw:cx="50%" draw:cy="50%" draw:start-color="#f7d1d5" draw:end-color="#b4c7dc" draw:start-intensity="100%" draw:end-intensity="100%" draw:angle="1730" draw:border="0%"/>
    <draw:gradient draw:name="Gradient_20_29" draw:display-name="Gradient 29" draw:style="rectangular" draw:cx="50%" draw:cy="50%" draw:start-color="#f7d1d5" draw:end-color="#b4c7dc" draw:start-intensity="100%" draw:end-intensity="100%" draw:angle="1720" draw:border="0%"/>
    <draw:gradient draw:name="Gradient_20_30" draw:display-name="Gradient 30" draw:style="rectangular" draw:cx="50%" draw:cy="50%" draw:start-color="#f7d1d5" draw:end-color="#b4c7dc" draw:start-intensity="100%" draw:end-intensity="100%" draw:angle="1710" draw:border="0%"/>
    <draw:gradient draw:name="Gradient_20_31" draw:display-name="Gradient 31" draw:style="rectangular" draw:cx="50%" draw:cy="50%" draw:start-color="#f7d1d5" draw:end-color="#b4c7dc" draw:start-intensity="100%" draw:end-intensity="100%" draw:angle="1700" draw:border="0%"/>
    <draw:gradient draw:name="Gradient_20_32" draw:display-name="Gradient 32" draw:style="rectangular" draw:cx="50%" draw:cy="50%" draw:start-color="#f7d1d5" draw:end-color="#b4c7dc" draw:start-intensity="100%" draw:end-intensity="100%" draw:angle="1690" draw:border="0%"/>
    <draw:gradient draw:name="Gradient_20_33" draw:display-name="Gradient 33" draw:style="rectangular" draw:cx="50%" draw:cy="50%" draw:start-color="#f7d1d5" draw:end-color="#b4c7dc" draw:start-intensity="100%" draw:end-intensity="100%" draw:angle="1680" draw:border="0%"/>
    <draw:gradient draw:name="Gradient_20_34" draw:display-name="Gradient 34" draw:style="rectangular" draw:cx="50%" draw:cy="50%" draw:start-color="#f7d1d5" draw:end-color="#b4c7dc" draw:start-intensity="100%" draw:end-intensity="100%" draw:angle="1670" draw:border="0%"/>
    <draw:gradient draw:name="Gradient_20_35" draw:display-name="Gradient 35" draw:style="rectangular" draw:cx="50%" draw:cy="50%" draw:start-color="#f7d1d5" draw:end-color="#b4c7dc" draw:start-intensity="100%" draw:end-intensity="100%" draw:angle="1660" draw:border="0%"/>
    <draw:gradient draw:name="Gradient_20_36" draw:display-name="Gradient 36" draw:style="rectangular" draw:cx="50%" draw:cy="50%" draw:start-color="#f7d1d5" draw:end-color="#b4c7dc" draw:start-intensity="100%" draw:end-intensity="100%" draw:angle="1650" draw:border="0%"/>
    <draw:gradient draw:name="Gradient_20_37" draw:display-name="Gradient 37" draw:style="rectangular" draw:cx="50%" draw:cy="50%" draw:start-color="#f7d1d5" draw:end-color="#b4c7dc" draw:start-intensity="100%" draw:end-intensity="100%" draw:angle="910" draw:border="0%"/>
    <draw:gradient draw:name="Gradient_20_38" draw:display-name="Gradient 38" draw:style="rectangular" draw:cx="50%" draw:cy="50%" draw:start-color="#f7d1d5" draw:end-color="#b4c7dc" draw:start-intensity="100%" draw:end-intensity="100%" draw:angle="920" draw:border="0%"/>
    <draw:gradient draw:name="Gradient_20_39" draw:display-name="Gradient 39" draw:style="linear" draw:start-color="#f7d1d5" draw:end-color="#b4c7dc" draw:start-intensity="100%" draw:end-intensity="100%" draw:angle="920" draw:border="0%"/>
    <draw:gradient draw:name="Gradient_20_40" draw:display-name="Gradient 40" draw:style="linear" draw:start-color="#f7d1d5" draw:end-color="#b4c7dc" draw:start-intensity="100%" draw:end-intensity="100%" draw:angle="910" draw:border="0%"/>
    <draw:gradient draw:name="Gradient_20_41" draw:display-name="Gradient 41" draw:style="linear" draw:start-color="#f7d1d5" draw:end-color="#b4c7dc" draw:start-intensity="100%" draw:end-intensity="100%" draw:angle="900" draw:border="0%"/>
    <draw:gradient draw:name="Gradient_20_42" draw:display-name="Gradient 42" draw:style="linear" draw:start-color="#dde8cb" draw:end-color="#ffd7d7" draw:start-intensity="100%" draw:end-intensity="100%" draw:angle="90" draw:border="0%"/>
    <draw:gradient draw:name="Gradient_20_43" draw:display-name="Gradient 43" draw:style="linear" draw:start-color="#dde8cb" draw:end-color="#ffd7d7" draw:start-intensity="100%" draw:end-intensity="100%" draw:angle="900" draw:border="0%"/>
    <draw:gradient draw:name="Gradient_20_44" draw:display-name="Gradient 44" draw:style="linear" draw:start-color="#f7d1d5" draw:end-color="#ffd7d7" draw:start-intensity="100%" draw:end-intensity="100%" draw:angle="900" draw:border="0%"/>
    <draw:gradient draw:name="Gradient_20_45" draw:display-name="Gradient 45" draw:style="linear" draw:start-color="#dde8cb" draw:end-color="#ffd7d7" draw:start-intensity="100%" draw:end-intensity="100%" draw:angle="90" draw:border="0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11T15:13:47.489775916</dc:date>
    <dc:creator>Igor Zboran</dc:creator>
    <meta:editing-duration>PT14H25M54S</meta:editing-duration>
    <meta:editing-cycles>154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document-statistic meta:object-count="131"/>
  </office:meta>
</office:document-meta>
</file>